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outline1">
      <style:graphic-properties draw:fill="solid" draw:fill-color="#b4d2d2" fo:min-height="8.88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.5cm" fo:margin-bottom="0cm" fo:text-indent="0cm"/>
    </style:style>
    <style:style style:name="P2" style:family="paragraph">
      <loext:graphic-properties draw:fill="solid" draw:fill-color="#b4d2d2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JP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0.247cm" svg:height="15.608cm" svg:x="0cm" svg:y="0cm" presentation:class="outline" presentation:user-transformed="true">
          <draw:text-box>
            <text:list text:style-name="L1">
              <text:list-item>
                <text:p xml:id="id3" text:id="id3">AAAAAAAAAAAAAAAAAAAAAAAAAAAAAAAAAAAAAAAAAAAAAAAAAAAAAAAAA</text:p>
              </text:list-item>
              <text:list-item>
                <text:p text:style-name="P1"><text:span text:style-name="T1">BBBBBBBBBBBBBBBBB</text:span></text:p>
              </text:list-item>
              <text:list-item>
                <text:p xml:id="id1" text:id="id1" text:style-name="P1"><text:span text:style-name="T1">CCCCCCCCCCCCCCCCCCCCCCCCCCCCCC</text:span>CCCCCCCCCCCCCCCCCCCCCCCCCCCCCCCCCCCCCC</text:p>
              </text:list-item>
              <text:list-item>
                <text:p>DDDDDDDDDDDDD</text:p>
              </text:list-item>
              <text:list-item>
                <text:p xml:id="id2" text:id="id2">EEEEEEEEEEEEEEEEEEEEEEEEEEEEEEEEEEEEEEE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sl" fo:country="SI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 loext:fill-use-slide-background="fals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" style:font-family-asian="'Noto Sans CJK JP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1:04:20.613998136</meta:creation-date>
    <meta:editing-duration>PT20M47S</meta:editing-duration>
    <meta:editing-cycles>6</meta:editing-cycles>
    <meta:generator>Collabora_OfficeDev/24.04.7.2$Linux_X86_64 LibreOffice_project/fda8bc68fd08696448153ee803b48969ef0a2347</meta:generator>
    <dc:date>2024-09-30T20:25:13.633355578</dc:date>
    <meta:document-statistic meta:object-count="21"/>
  </office:meta>
</office:document-meta>
</file>